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3728f" officeooo:paragraph-rsid="0003728f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5e31f" officeooo:paragraph-rsid="0005e31f" style:font-size-asian="14pt" style:font-weight-asian="bold" style:font-size-complex="16pt" style:font-weight-complex="bold"/>
    </style:style>
    <style:style style:name="P3" style:family="paragraph" style:parent-style-name="Standard">
      <style:text-properties officeooo:paragraph-rsid="0003728f"/>
    </style:style>
    <style:style style:name="P4" style:family="paragraph" style:parent-style-name="Standard">
      <style:text-properties fo:font-size="14pt" fo:font-weight="normal" officeooo:rsid="0004af1a" officeooo:paragraph-rsid="0004af1a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paragraph-rsid="0005e31f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officeooo:rsid="0003728f" officeooo:paragraph-rsid="0003728f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4af1a" officeooo:paragraph-rsid="0004af1a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4af1a" officeooo:paragraph-rsid="0004af1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05e31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5e31f" officeooo:paragraph-rsid="0005e31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paragraph-rsid="0003728f" style:font-size-asian="14pt" style:font-size-complex="14pt"/>
    </style:style>
    <style:style style:name="P12" style:family="paragraph" style:parent-style-name="Standard">
      <style:text-properties fo:font-size="14pt" officeooo:rsid="0004af1a" officeooo:paragraph-rsid="0004af1a" style:font-size-asian="14pt" style:font-size-complex="14pt"/>
    </style:style>
    <style:style style:name="P13" style:family="paragraph" style:parent-style-name="Standard">
      <style:text-properties fo:font-weight="bold" officeooo:rsid="0003728f" officeooo:paragraph-rsid="0003728f" style:font-weight-asian="bold" style:font-weight-complex="bold"/>
    </style:style>
    <style:style style:name="P14" style:family="paragraph" style:parent-style-name="Text_20_body" style:list-style-name="L1">
      <style:text-properties officeooo:paragraph-rsid="0003728f"/>
    </style:style>
    <style:style style:name="P15" style:family="paragraph" style:parent-style-name="Text_20_body">
      <style:text-properties fo:font-size="14pt" officeooo:paragraph-rsid="0003728f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size="14pt" style:font-size-asian="14pt" style:font-size-complex="14pt"/>
    </style:style>
    <style:style style:name="P17" style:family="paragraph" style:parent-style-name="Text_20_body" style:list-style-name="L14">
      <style:text-properties fo:font-size="14pt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size="14pt" fo:font-weight="bold" officeooo:rsid="0003728f" officeooo:paragraph-rsid="0003728f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bold" officeooo:rsid="0005e31f" officeooo:paragraph-rsid="0005e31f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weight="bold" officeooo:paragraph-rsid="0005e31f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06ed66" officeooo:paragraph-rsid="0006ed66" style:font-size-asian="12.25pt" style:font-weight-asian="bold" style:font-size-complex="14pt" style:font-weight-complex="bold"/>
    </style:style>
    <style:style style:name="P22" style:family="paragraph" style:parent-style-name="Text_20_body" style:list-style-name="L7">
      <style:text-properties fo:font-size="14pt" fo:font-weight="normal" officeooo:paragraph-rsid="0005e31f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weight="normal" officeooo:paragraph-rsid="0005e31f" style:font-size-asian="14pt" style:font-weight-asian="normal" style:font-size-complex="14pt" style:font-weight-complex="normal"/>
    </style:style>
    <style:style style:name="P24" style:family="paragraph" style:parent-style-name="Text_20_body" style:list-style-name="L15"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Text_20_body">
      <style:text-properties officeooo:paragraph-rsid="0005e31f"/>
    </style:style>
    <style:style style:name="P26" style:family="paragraph" style:parent-style-name="Text_20_body">
      <style:text-properties fo:font-size="16pt" fo:font-weight="bold" officeooo:rsid="000673d2" officeooo:paragraph-rsid="000673d2" style:font-size-asian="14pt" style:font-weight-asian="bold" style:font-size-complex="16pt" style:font-weight-complex="bold"/>
    </style:style>
    <style:style style:name="P27" style:family="paragraph" style:parent-style-name="Text_20_body">
      <style:text-properties fo:font-size="16pt" fo:font-weight="bold" officeooo:rsid="0006ed66" officeooo:paragraph-rsid="0006ed66" style:font-size-asian="14pt" style:font-weight-asian="bold" style:font-size-complex="16pt" style:font-weight-complex="bold"/>
    </style:style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T1" style:family="text">
      <style:text-properties officeooo:rsid="0003728f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font-size-asian="12.25pt" style:font-size-complex="14pt" loext:padding="0cm" loext:border="none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3728f" style:font-size-asian="12.25pt" style:font-weight-asian="normal" style:font-size-complex="14pt" style:font-weight-complex="normal"/>
    </style:style>
    <style:style style:name="T6" style:family="text">
      <style:text-properties fo:font-size="14pt" fo:font-weight="bold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5e31f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6ed66" style:font-size-asian="14pt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3728f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e31f" style:font-style-asian="normal" style:font-style-complex="normal"/>
    </style:style>
    <style:style style:name="T16" style:family="text">
      <style:text-properties officeooo:rsid="0004af1a"/>
    </style:style>
    <style:style style:name="T17" style:family="text">
      <style:text-properties officeooo:rsid="0005e31f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style:font-name="Liberation Serif" fo:font-style="italic" fo:font-weight="normal" officeooo:rsid="000673d2" style:font-style-asian="italic" style:font-weight-asian="normal" style:font-style-complex="italic" style:font-weight-complex="normal"/>
    </style:style>
    <style:style style:name="T20" style:family="text">
      <style:text-properties style:font-name="Liberation Serif" fo:font-style="italic" officeooo:rsid="000673d2" style:font-style-asian="italic" style:font-style-complex="italic"/>
    </style:style>
    <style:style style:name="T21" style:family="text">
      <style:text-properties officeooo:rsid="0006ed66"/>
    </style:style>
    <style:style style:name="T22" style:family="text">
      <style:text-properties style:font-size-asian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troducción</text:p>
      <text:p text:style-name="P1"><text:span text:style-name="T2">1.1) Definición</text:span></text:p>
      <text:p text:style-name="P3"><text:span text:style-name="T5"><text:tab/></text:span><text:span text:style-name="T4">La programación dinámica resuelve problemas de optimización dividiéndolos <text:tab/>en subproblemas más pequeños, resolviendo cada subproblema una vez y <text:tab/>almacenando sus soluciones para poder reutilizarlas y combinarlas para <text:tab/>resolver el problema más grande. Los problemas se resuelven del más pequeño <text:tab/>al más grande, lo que permite reutilizar las soluciones.</text:span></text:p>
      <text:p text:style-name="P13"><text:span text:style-name="T2">1.2) Aplicación</text:span></text:p>
      <text:p text:style-name="P3"><text:span text:style-name="T4"><text:tab/>La programación dinámica se utiliza en áreas en las que tenemos problemas <text:tab/>que pueden dividirse en subproblemas más pequeños, y sus soluciones se <text:tab/>utilizan para resolver problemas más grandes.</text:span></text:p>
      <text:p text:style-name="P3"><text:span text:style-name="T4"><text:tab/>Estas áreas incluyen la informática, la economía, las matemáticas y la <text:tab/>ingeniería. En informática, se utiliza para resolver problemas que implican <text:tab/>secuencias, gráficos y valores enteros y en programación competitiva.</text:span></text:p>
      <text:p text:style-name="P3"><text:span text:style-name="T4"><text:tab/>Utilizar la programación dinámica para resolver problemas de optimización <text:tab/>tiene varias ventajas:</text:span></text:p>
      <text:list text:style-name="L1">
        <text:list-item>
          <text:p text:style-name="P14"><text:span text:style-name="Strong_20_Emphasis"><text:span text:style-name="T3">Eficacia</text:span></text:span><text:span text:style-name="T4">: La programación dinámica puede ser más eficiente que otros algoritmos de optimización, ya que evita volver a calcular problemas similares varias veces.</text:span></text:p>
        </text:list-item>
        <text:list-item>
          <text:p text:style-name="P14"><text:span text:style-name="Strong_20_Emphasis"><text:span text:style-name="T3">Resolución de </text:span></text:span><text:span text:style-name="T6">problemas grandes</text:span><text:span text:style-name="T4">: La programación dinámica es ideal para grandes problemas de optimización que serían inviables de resolver utilizando otros métodos. Esto se debe a que descompone el problema en problemas más pequeños reduciendo su complejidad.</text:span></text:p>
        </text:list-item>
        <text:list-item>
          <text:p text:style-name="P14"><text:span text:style-name="Strong_20_Emphasis"><text:span text:style-name="T3">Soluciones </text:span></text:span><text:span text:style-name="T4">óptimas: Los algoritmos de programación dinámica pueden encontrar la solución óptima a un problema si los subproblemas y los objetivos se definen correctamente.</text:span></text:p>
        </text:list-item>
        <text:list-item>
          <text:p text:style-name="P14"><text:span text:style-name="Strong_20_Emphasis"><text:span text:style-name="T3">Simplicidad: </text:span></text:span><text:span text:style-name="T4">Los algoritmos de programación dinámica son sencillos de aplicar y comprender, especialmente si el problema puede definirse en un orden específico.</text:span></text:p>
        </text:list-item>
        <text:list-item>
          <text:p text:style-name="P14"><text:span text:style-name="Strong_20_Emphasis"><text:span text:style-name="T3">Extensibilidad: </text:span></text:span><text:span text:style-name="T4">Los algoritmos de programación dinámica pueden ampliarse fácilmente para resolver problemas más complejos añadiendo subproblemas adicionales y modificando los objetivos del problema.</text:span></text:p>
        </text:list-item>
      </text:list>
      <text:p text:style-name="P1">2) Características</text:p>
      <text:p text:style-name="P7">2.1) Memoización</text:p>
      <text:p text:style-name="P4">es una técnica de optimización utilizada en programación para mejorar la eficiencia de algoritmos que resuelven problemas repetitivos o recursivos. La idea central de la memoización es almacenar los resultados de las llamadas de función que ya se han calculado, de manera que no sea necesario volver a calcularlas cuando se necesiten de nuevo.</text:p>
      <text:p text:style-name="P4"><text:soft-page-break/>El almacenamiento de resultados se realiza en una caché, usualmente implementada con un diccionario o una tabla hash, para que al momento de reutilizarlos se haga de forma rápida. Así si la misma función se llama nuevamente con los mismos argumentos, en lugar de volver a calcularlos, se devuelve el resultado almacenado.</text:p>
      <text:p text:style-name="P4">Almacenar los resultados en la caché permite acceder a ellos en tiempo constante O(1) en muchas implementaciones, lo que acelera significativamente el proceso. </text:p>
      <text:p text:style-name="P4"/>
      <text:p text:style-name="P6">2.<text:span text:style-name="T16">2</text:span>) Subestructura óptima</text:p>
      <text:p text:style-name="P3"><text:span text:style-name="T5"><text:tab/></text:span><text:span text:style-name="T9">Esta característica expresa que un problema de optimización se puede resolver <text:tab/>al combinar <text:tab/>las soluciones óptimas de los problemas secundarios que lo <text:tab/>conforman. Estas subestructuras óptimas se describen mediante la recursividad. </text:span></text:p>
      <text:p text:style-name="P3"><text:span text:style-name="T9"/></text:p>
      <text:p text:style-name="P15"><text:tab/>en un grafo se presentará una subestructura óptima en la ruta más corta<text:span text:style-name="T12"> </text:span><text:span text:style-name="T13">r</text:span><text:span text:style-name="T12"> </text:span>que <text:tab/>va desde un vértice <text:span text:style-name="T1">U</text:span> hasta un vértice <text:span text:style-name="T1">V</text:span>:</text:p>
      <text:p text:style-name="P16"><text:tab/>Esto es, en esta ruta más corta <text:span text:style-name="T12">r</text:span> se puede tomar cualquier vértice intermedio <text:span text:style-name="T1">W</text:span>. <text:tab/>Si <text:span text:style-name="T12">r</text:span> es realmente la ruta más corta, entonces se podrá dividir en las subrutas <text:span text:style-name="T12">r1</text:span> <text:tab/>(desde <text:span text:style-name="T1">U</text:span> hasta <text:span text:style-name="T1">W</text:span>) y <text:span text:style-name="T12">r2</text:span> (desde <text:span text:style-name="T1">W</text:span> hasta <text:span text:style-name="T1">V</text:span>), de tal modo que estas sean a su vez <text:tab/>las rutas más cortas entre los vértices correspondientes.</text:p>
      <text:p text:style-name="P18">2.<text:span text:style-name="T16">3</text:span>) Subproblemas sobrepuestos</text:p>
      <text:p text:style-name="P11"><text:span text:style-name="T16"><text:tab/>Esta característica s</text:span>e refiere a la propiedad de ciertos problemas complejos en <text:tab/>los que el mismo subproblema se resuelve múltiples veces durante el proceso <text:tab/>de encontrar la solución final. </text:p>
      <text:p text:style-name="P12"><text:tab/>En el cálculo de la ruta más corta entre los vértices U y V, si durante el proceso <text:tab/>se necesita calcular la ruta más corta entre U y W, y luego entre W y V. Si otra <text:tab/>parte del algoritmo necesita nuevamente calcular la ruta entre U y W, sin <text:tab/><text:span text:style-name="T14">memoización</text:span><text:span text:style-name="T12">, </text:span><text:span text:style-name="T14">el cálculo se repetiría innecesariamente.</text:span></text:p>
      <text:p text:style-name="P8"><text:span text:style-name="T14"><text:tab/></text:span></text:p>
      <text:p text:style-name="P2"><text:span text:style-name="T14">3) Pasos generales para la Programación Dinámica</text:span></text:p>
      <text:p text:style-name="P2"><text:span text:style-name="T14"/></text:p>
      <text:p text:style-name="P9"><text:span text:style-name="T15">3.1) </text:span><text:span text:style-name="T14">Definición de la Estructura de la Solución Óptima</text:span></text:p>
      <text:p text:style-name="P5"><text:span text:style-name="T14"><text:tab/>El primer paso en la programación dinámica es definir la estructura de la <text:tab/>solución óptima. En el contexto del problema del horario del tren, la solución <text:tab/>óptima se representa por: </text:span></text:p>
      <text:list text:style-name="L7">
        <text:list-item>
          <text:p text:style-name="P22"><text:span text:style-name="T14">La ruta más corta entre dos estaciones.</text:span></text:p>
        </text:list-item>
        <text:list-item>
          <text:p text:style-name="P22"><text:span text:style-name="T14">El tiempo total de viaje entre la estación de origen y la estación de destino.</text:span></text:p>
        </text:list-item>
        <text:list-item>
          <text:p text:style-name="P22"><text:span text:style-name="T14">Un estado del problema que incluye la estación actual, la estación de destino y las estaciones ya visitadas.</text:span></text:p>
        </text:list-item>
      </text:list>
      <text:p text:style-name="P23"><text:span text:style-name="T14"/></text:p>
      <text:p text:style-name="P9"><text:soft-page-break/><text:span text:style-name="T15">3.2) </text:span><text:span text:style-name="T14">Formular Recursivamente el Valor de una Solución Óptima</text:span></text:p>
      <text:p text:style-name="P10"><text:span text:style-name="T14"/></text:p>
      <text:p text:style-name="P23"><text:span text:style-name="T14"><text:tab/>El siguiente paso es formular una relación recursiva que describe el valor de la <text:tab/>solución óptima en términos de los valores de las soluciones a sus <text:tab/>subproblemas. En este caso, la relación recursiva se establece en el método <text:tab/></text:span><text:span text:style-name="Source_20_Text"><text:span text:style-name="T20">Buscar_camino</text:span></text:span><text:span text:style-name="T14">. La relación recursiva se puede describir de la siguiente <text:tab/>manera:</text:span></text:p>
      <text:list text:style-name="L14">
        <text:list-item>
          <text:list>
            <text:list-item>
              <text:p text:style-name="P17">Si la estación de origen es igual a la estación de destino, el tiempo de viaje es 0.</text:p>
            </text:list-item>
            <text:list-item>
              <text:p text:style-name="P17">Para cada posible estación siguiente, se calcula el tiempo total de viaje como la suma del tiempo de viaje desde la estación de origen a la estación siguiente y el tiempo de viaje desde la estación siguiente a la estación de destino.</text:p>
            </text:list-item>
          </text:list>
        </text:list-item>
      </text:list>
      <text:p text:style-name="P20"><text:span text:style-name="T17">3.3) </text:span>Computar de Manera Eficiente el Valor de una Solución Óptima</text:p>
      <text:p text:style-name="P20"><text:span text:style-name="T11"><text:tab/>Para evitar el recalculo de subproblemas repetidos, se utiliza la memoización. <text:tab/>Esto implica almacenar los resultados de subproblemas ya resueltos y <text:tab/>reutilizarlos cuando sea necesario. En el código, esto se logra mediante un <text:tab/>diccionario </text:span><text:span text:style-name="Source_20_Text"><text:span text:style-name="T18">self.__memo</text:span></text:span><text:span text:style-name="T11">:</text:span></text:p>
      <text:list text:style-name="L15">
        <text:list-item>
          <text:list>
            <text:list-item>
              <text:p text:style-name="P24">Antes de resolver un subproblema, se verifica si su resultado ya está almacenado en el diccionario.</text:p>
            </text:list-item>
            <text:list-item>
              <text:p text:style-name="P24">Si el resultado está memorizado, se recupera y se reutiliza:</text:p>
            </text:list-item>
          </text:list>
        </text:list-item>
      </text:list>
      <text:p text:style-name="P25"><text:span text:style-name="T8">3.4) </text:span><text:span text:style-name="T7">Construir una Solución Óptima a Partir de los Valores Calculados</text:span></text:p>
      <text:p text:style-name="P19"><text:span text:style-name="T11">Finalmente, se utiliza la información almacenada para construir la solución al problema original. Este paso combina los resultados de los subproblemas resueltos para formar la solución completa. En el código, el método</text:span><text:span text:style-name="T18"> </text:span><text:span text:style-name="Source_20_Text"><text:span text:style-name="T19">Camino_PD</text:span></text:span><text:span text:style-name="T18"> </text:span><text:span text:style-name="T11">inicializa la búsqueda y utiliza </text:span><text:span text:style-name="Source_20_Text"><text:span text:style-name="T19">Buscar_camino</text:span></text:span><text:span text:style-name="T11"> para encontrar la ruta más corta.</text:span></text:p>
      <text:p text:style-name="P19"><text:span text:style-name="T11"/></text:p>
      <text:p text:style-name="P26">4) Horarios de trenes</text:p>
      <text:p text:style-name="P26">*acá va el código, un grafo que represente las estaciones y todos los chiches y la tabla de pesos :v*</text:p>
      <text:p text:style-name="P26"/>
      <text:p text:style-name="P26"/>
      <text:p text:style-name="P26"/>
      <text:p text:style-name="P26"><text:soft-page-break/>5) <text:span text:style-name="T21">Ventajas y desventajas de la Programación Dinámica</text:span></text:p>
      <text:p text:style-name="P21">5.1) Ventajas</text:p>
      <text:p text:style-name="P21"><text:span text:style-name="Strong_20_Emphasis"><text:span text:style-name="T22">1. Eficiencia en Tiempo</text:span></text:span><text:span text:style-name="T22">:</text:span></text:p>
      <text:list text:style-name="L16">
        <text:list-item>
          <text:p text:style-name="P28"><text:span text:style-name="Strong_20_Emphasis"><text:span text:style-name="T9">Reducción de Redundancias</text:span></text:span><text:span text:style-name="T9">: Al almacenar los resultados de subproblemas previamente resueltos (memoización), se evitan cálculos redundantes, reduciendo significativamente el tiempo de ejecución.</text:span></text:p>
        </text:list-item>
        <text:list-item>
          <text:p text:style-name="P28"><text:span text:style-name="Strong_20_Emphasis"><text:span text:style-name="T9">Optimización de Subproblemas</text:span></text:span><text:span text:style-name="T9">: Permite resolver problemas complejos en un tiempo razonable al dividirlos en subproblemas más manejables.</text:span></text:p>
        </text:list-item>
      </text:list>
      <text:p text:style-name="Text_20_body"><text:span text:style-name="Strong_20_Emphasis"><text:span text:style-name="T10">2. </text:span></text:span><text:span text:style-name="Strong_20_Emphasis"><text:span text:style-name="T9">Claridad en la Solución</text:span></text:span><text:span text:style-name="T9">:</text:span></text:p>
      <text:list text:style-name="L17">
        <text:list-item>
          <text:p text:style-name="P29"><text:span text:style-name="Strong_20_Emphasis"><text:span text:style-name="T9">Descomposición Estructurada</text:span></text:span><text:span text:style-name="T9">: Facilita la formulación de soluciones claras y estructuradas al dividir problemas grandes en componentes más pequeños y manejables.</text:span></text:p>
        </text:list-item>
        <text:list-item>
          <text:p text:style-name="P29"><text:span text:style-name="Strong_20_Emphasis"><text:span text:style-name="T9">Relaciones Recursivas</text:span></text:span><text:span text:style-name="T9">: La definición recursiva de los subproblemas proporciona una manera intuitiva de abordar y resolver el problema.</text:span></text:p>
        </text:list-item>
      </text:list>
      <text:p text:style-name="Text_20_body"><text:span text:style-name="Strong_20_Emphasis"><text:span text:style-name="T10">3. </text:span></text:span><text:span text:style-name="Strong_20_Emphasis"><text:span text:style-name="T9">Versatilidad</text:span></text:span><text:span text:style-name="T9">:</text:span></text:p>
      <text:list text:style-name="L18">
        <text:list-item>
          <text:p text:style-name="P30"><text:span text:style-name="Strong_20_Emphasis"><text:span text:style-name="T9">Aplicabilidad Amplia</text:span></text:span><text:span text:style-name="T9">: Se puede aplicar a una variedad de problemas, incluyendo optimización de rutas, secuencias, problemas de corte, entre otros.</text:span></text:p>
        </text:list-item>
        <text:list-item>
          <text:p text:style-name="P30"><text:span text:style-name="Strong_20_Emphasis"><text:span text:style-name="T9">Adaptabilidad</text:span></text:span><text:span text:style-name="T9">: Es flexible y puede adaptarse a distintos tipos de problemas que exhiben subproblemas sobrepuestos y una estructura óptima.</text:span></text:p>
        </text:list-item>
      </text:list>
      <text:p text:style-name="Text_20_body"><text:span text:style-name="Strong_20_Emphasis"><text:span text:style-name="T10">4. </text:span></text:span><text:span text:style-name="Strong_20_Emphasis"><text:span text:style-name="T9">Reducción del Costo Computacional</text:span></text:span><text:span text:style-name="T9">:</text:span></text:p>
      <text:list text:style-name="L19">
        <text:list-item>
          <text:p text:style-name="P31"><text:span text:style-name="Strong_20_Emphasis"><text:span text:style-name="T9">Uso de Memoria Controlado</text:span></text:span><text:span text:style-name="T9">: Al usar estructuras de datos como tablas o diccionarios para almacenar resultados, se controla y optimiza el uso de memoria en comparación con la recursión sin memoización.</text:span></text:p>
        </text:list-item>
      </text:list>
      <text:p text:style-name="P21">5.2) Desventajas</text:p>
      <text:p text:style-name="P21"><text:span text:style-name="Strong_20_Emphasis"><text:span text:style-name="T22">1. Consumo de Memoria</text:span></text:span><text:span text:style-name="T22">:</text:span></text:p>
      <text:list text:style-name="L20">
        <text:list-item>
          <text:p text:style-name="P32"><text:span text:style-name="Strong_20_Emphasis"><text:span text:style-name="T9">Memoria Adicional</text:span></text:span><text:span text:style-name="T9">: Puede requerir una cantidad significativa de memoria para almacenar los resultados de los subproblemas, especialmente en problemas grandes y complejos.</text:span></text:p>
        </text:list-item>
      </text:list>
      <text:p text:style-name="P21"><text:span text:style-name="Strong_20_Emphasis"><text:span text:style-name="T22">2. Complejidad de Implementación</text:span></text:span><text:span text:style-name="T22">:</text:span></text:p>
      <text:list text:style-name="L21">
        <text:list-item>
          <text:p text:style-name="P33"><text:span text:style-name="Strong_20_Emphasis"><text:span text:style-name="T9">Dificultad Inicial</text:span></text:span><text:span text:style-name="T9">: Puede ser más complicado de implementar y entender en comparación con otros enfoques, debido a la necesidad de formular la estructura del problema y las relaciones recursivas adecuadamente.</text:span></text:p>
        </text:list-item>
        <text:list-item>
          <text:p text:style-name="P33"><text:soft-page-break/><text:span text:style-name="Strong_20_Emphasis"><text:span text:style-name="T9">Análisis Previo</text:span></text:span><text:span text:style-name="T9">: Requiere un análisis cuidadoso del problema para identificar y definir correctamente los subproblemas y las dependencias entre ellos.</text:span></text:p>
        </text:list-item>
      </text:list>
      <text:p text:style-name="P21"><text:span text:style-name="Strong_20_Emphasis"><text:span text:style-name="T22">3. Limitaciones en Problemas Específicos</text:span></text:span><text:span text:style-name="T22">:</text:span></text:p>
      <text:list text:style-name="L22">
        <text:list-item>
          <text:p text:style-name="P34"><text:span text:style-name="Strong_20_Emphasis"><text:span text:style-name="T9">Problemas No Adecuados</text:span></text:span><text:span text:style-name="T9">: No es adecuado para todos los tipos de problemas. Funciona mejor en aquellos con subproblemas sobrepuestos y propiedades de subestructura óptima.</text:span></text:p>
        </text:list-item>
        <text:list-item>
          <text:p text:style-name="P34"><text:span text:style-name="Strong_20_Emphasis"><text:span text:style-name="T9">Enfoque Top-Down vs. Bottom-Up</text:span></text:span><text:span text:style-name="T9">: Elegir entre memoización (top-down) y tabulación (bottom-up) puede ser confuso y depende de la naturaleza específica del problema.</text:span></text:p>
        </text:list-item>
      </text:list>
      <text:p text:style-name="P21"><text:span text:style-name="Strong_20_Emphasis"><text:span text:style-name="T22">4. Sobrecarga en Almacenamiento</text:span></text:span><text:span text:style-name="T22">:</text:span></text:p>
      <text:list text:style-name="L23">
        <text:list-item>
          <text:p text:style-name="P35"><text:span text:style-name="Strong_20_Emphasis"><text:span text:style-name="T9">Espacio de Estado Grande</text:span></text:span><text:span text:style-name="T9">: En algunos casos, el espacio de estado puede ser muy grande, lo que lleva a una sobrecarga en la gestión y acceso a los datos almacenados.</text:span></text:p>
        </text:list-item>
      </text:list>
      <text:p text:style-name="Text_20_body"><text:span text:style-name="T9"/></text:p>
      <text:p text:style-name="P27">6) Conclusión</text:p>
      <text:p text:style-name="P27">*te lo dejo a vos Bv*</text:p>
      <text:p text:style-name="P27">7) Referencias</text:p>
      <text:p text:style-name="P27"><text:a xlink:type="simple" xlink:href="https://www.lifeder.com/programacion-dinamica/?form=MG0AV3" text:style-name="Internet_20_link" text:visited-style-name="Visited_20_Internet_20_Link">https://www.lifeder.com/programacion-dinamica/?form=MG0AV3</text:a></text:p>
      <text:p text:style-name="P27"><text:a xlink:type="simple" xlink:href="https://geekflare.com/es/dynamic-programming/" text:style-name="Internet_20_link" text:visited-style-name="Visited_20_Internet_20_Link">https://geekflare.com/es/dynamic-programming/</text:a></text:p>
      <text:p text:style-name="P27"><text:a xlink:type="simple" xlink:href="https://www.techiedelight.com/introduction-dynamic-programming/?form=MG0AV3" text:style-name="Internet_20_link" text:visited-style-name="Visited_20_Internet_20_Link">Introduction to Dynamic Programming | Techie Delight</text:a> 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6:55:26.074000000</meta:creation-date>
    <dc:date>2024-11-13T22:44:09.802000000</dc:date>
    <meta:editing-duration>PT5H49M11S</meta:editing-duration>
    <meta:editing-cycles>5</meta:editing-cycles>
    <meta:generator>LibreOffice/7.6.0.3$Windows_X86_64 LibreOffice_project/69edd8b8ebc41d00b4de3915dc82f8f0fc3b6265</meta:generator>
    <meta:document-statistic meta:table-count="0" meta:image-count="0" meta:object-count="0" meta:page-count="5" meta:paragraph-count="73" meta:word-count="1331" meta:character-count="8753" meta:non-whitespace-character-count="7471"/>
  </office:meta>
</office:document-meta>
</file>